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noncampus-200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noncampus-200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8">
            <text:p>8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3">
            <text:p>4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91">
            <text:p>5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45">
            <text:p>7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22">
            <text:p>39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6">
            <text:p>6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96">
            <text:p>267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8">
            <text:p>10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4">
            <text:p>1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8">
            <text:p>3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4">
            <text:p>30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38">
            <text:p>3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39">
            <text:p>6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105">
            <text:p>20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98">
            <text:p>31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3">
            <text:p>4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42">
            <text:p>9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3">
            <text:p>2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931">
            <text:p>49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64">
            <text:p>3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714">
            <text:p>7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632">
            <text:p>16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88">
            <text:p>79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5">
            <text:p>47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4">
            <text:p>4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74">
            <text:p>4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2">
            <text:p>1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6">
            <text:p>1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64">
            <text:p>8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625">
            <text:p>2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noncampus-200" style:display-name="PageStyle_criminal-offenses-noncampus-200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